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835d"/>
    </style:style>
    <style:style style:name="P2" style:family="paragraph" style:parent-style-name="Standard" style:list-style-name="L1">
      <style:text-properties officeooo:rsid="000b7df3" officeooo:paragraph-rsid="001b190b"/>
    </style:style>
    <style:style style:name="P3" style:family="paragraph" style:parent-style-name="Standard" style:list-style-name="L1">
      <style:text-properties officeooo:rsid="001cfb5f" officeooo:paragraph-rsid="001cfb5f"/>
    </style:style>
    <style:style style:name="T1" style:family="text">
      <style:text-properties officeooo:rsid="001b190b"/>
    </style:style>
    <style:style style:name="T2" style:family="text">
      <style:text-properties officeooo:rsid="001cfb5f"/>
    </style:style>
    <style:style style:name="T3" style:family="text">
      <style:text-properties officeooo:rsid="000caa34"/>
    </style:style>
    <style:style style:name="T4" style:family="text">
      <style:text-properties officeooo:rsid="0053fe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erimientos Funcionales</text:p>
      <text:p text:style-name="Text_20_body"/>
      <text:list xml:id="list1441912350" text:style-name="L1">
        <text:list-item>
          <text:p text:style-name="P2"><text:span text:style-name="T1">G</text:span>enerar, imprimir y guardar los datos de presupuesto realizados a una persona que puede ser o no cliente de la empresa.</text:p>
        </text:list-item>
        <text:list-item>
          <text:p text:style-name="P3">Gestión de Obleas y Pruebas Hidráulicas (PH).</text:p>
        </text:list-item>
        <text:list-item>
          <text:p text:style-name="P3">Control de mantenimiento de vehículos convertidos a GNC.</text:p>
        </text:list-item>
        <text:list-item>
          <text:p text:style-name="P1"><text:span text:style-name="T2">A</text:span><text:span text:style-name="T3">visos de próximos vencimientos </text:span><text:span text:style-name="T4">de obleas, PH y mantenimientos a los vehículos de los clientes a los </text:span><text:span text:style-name="T3">cliente</text:span><text:span text:style-name="T4">s</text:span><text:span text:style-name="T3">.</text:span></text:p>
        </text:list-item>
        <text:list-item>
          <text:p text:style-name="P3">Administrar clientes.</text:p>
        </text:list-item>
        <text:list-item>
          <text:p text:style-name="P3">Administrar vehículos.</text:p>
        </text:list-item>
        <text:list-item>
          <text:p text:style-name="P3">Administrar productos.</text:p>
        </text:list-item>
        <text:list-item>
          <text:p text:style-name="P3">Registro de fallas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2:07:14.012244296</meta:creation-date>
    <dc:date>2022-04-04T22:29:23.751203181</dc:date>
    <meta:editing-duration>PT30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73" meta:character-count="448" meta:non-whitespace-character-count="392"/>
  </office:meta>
</office:document-meta>
</file>